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36295F3F80339E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7.424cm" draw:z-index="0"><draw:image xlink:href="Pictures/10000001000007800000043836295F3F80339E7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08:27:34.956072802</meta:creation-date>
    <dc:date>2023-11-28T08:28:36.536970620</dc:date>
    <meta:editing-duration>PT1M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